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a8c" officeooo:paragraph-rsid="0002da8c"/>
    </style:style>
    <style:style style:name="P2" style:family="paragraph" style:parent-style-name="Standard">
      <style:paragraph-properties fo:text-align="center" style:justify-single-word="false"/>
      <style:text-properties officeooo:rsid="0002da8c" officeooo:paragraph-rsid="0002da8c"/>
    </style:style>
    <style:style style:name="P3" style:family="paragraph" style:parent-style-name="Standard" style:list-style-name="L2">
      <style:text-properties officeooo:rsid="0002da8c" officeooo:paragraph-rsid="0002da8c"/>
    </style:style>
    <style:style style:name="P4" style:family="paragraph" style:parent-style-name="Standard" style:list-style-name="L1">
      <style:text-properties officeooo:rsid="00047202" officeooo:paragraph-rsid="00047202"/>
    </style:style>
    <style:style style:name="P5" style:family="paragraph" style:parent-style-name="Standard" style:list-style-name="L1">
      <style:text-properties officeooo:rsid="00047202" officeooo:paragraph-rsid="0005270c"/>
    </style:style>
    <style:style style:name="P6" style:family="paragraph" style:parent-style-name="Standard" style:list-style-name="L1">
      <style:text-properties officeooo:rsid="0005270c" officeooo:paragraph-rsid="0005270c"/>
    </style:style>
    <style:style style:name="T1" style:family="text">
      <style:text-properties officeooo:rsid="00047202"/>
    </style:style>
    <style:style style:name="T2" style:family="text">
      <style:text-properties officeooo:rsid="000527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's Manual</text:p>
      <text:p text:style-name="P1"/>
      <text:p text:style-name="P1">Table of Conten<text:span text:style-name="T2">t</text:span>s</text:p>
      <text:p text:style-name="P1"/>
      <text:p text:style-name="P1">Overview</text:p>
      <text:p text:style-name="P1"><text:tab/><text:span text:style-name="T1">DENIX is an open source command line operating system simulator.</text:span></text:p>
      <text:p text:style-name="P1"/>
      <text:p text:style-name="P1">Summary of Commands</text:p>
      <text:list xml:id="list7972624813894571907" text:style-name="L1">
        <text:list-item>
          <text:p text:style-name="P5">version- <text:span text:style-name="T2">gives version number</text:span></text:p>
        </text:list-item>
        <text:list-item>
          <text:p text:style-name="P5">date- <text:span text:style-name="T2">gives current date</text:span></text:p>
        </text:list-item>
        <text:list-item>
          <text:p text:style-name="P5">directory- <text:span text:style-name="T2">lists the current location</text:span></text:p>
        </text:list-item>
        <text:list-item>
          <text:p text:style-name="P5">exit- <text:span text:style-name="T2">quits the simulator</text:span></text:p>
        </text:list-item>
        <text:list-item>
          <text:p text:style-name="P5">help- <text:span text:style-name="T2">gives the user suggestion for commands</text:span></text:p>
        </text:list-item>
      </text:list>
      <text:p text:style-name="P1"/>
      <text:p text:style-name="P1">Description of Commands</text:p>
      <text:list xml:id="list81639846966106" text:continue-numbering="true" text:style-name="L1">
        <text:list-item>
          <text:p text:style-name="P4">version</text:p>
          <text:list>
            <text:list-item>
              <text:p text:style-name="P6">type version in the command line</text:p>
            </text:list-item>
            <text:list-item>
              <text:p text:style-name="P6">inform user of latest version number</text:p>
            </text:list-item>
            <text:list-item>
              <text:p text:style-name="P6">&gt;version: OS Version 1.0</text:p>
            </text:list-item>
            <text:list-item>
              <text:p text:style-name="P6">errors:</text:p>
            </text:list-item>
          </text:list>
        </text:list-item>
        <text:list-item>
          <text:p text:style-name="P5">date </text:p>
          <text:list>
            <text:list-item>
              <text:p text:style-name="P6">type date in the command line</text:p>
            </text:list-item>
            <text:list-item>
              <text:p text:style-name="P5"><text:span text:style-name="T2">gives current date in MM-DD-YYYY format</text:span></text:p>
            </text:list-item>
            <text:list-item>
              <text:p text:style-name="P6">&gt;date: 05-04-2015</text:p>
            </text:list-item>
            <text:list-item>
              <text:p text:style-name="P6">errors:</text:p>
            </text:list-item>
          </text:list>
        </text:list-item>
        <text:list-item>
          <text:p text:style-name="P5">directory</text:p>
          <text:list>
            <text:list-item>
              <text:p text:style-name="P6">type </text:p>
            </text:list-item>
            <text:list-item>
              <text:p text:style-name="P5"><text:span text:style-name="T2">lists the current location</text:span></text:p>
            </text:list-item>
            <text:list-item>
              <text:p text:style-name="P5"><text:s/></text:p>
            </text:list-item>
            <text:list-item>
              <text:p text:style-name="P6">errors:</text:p>
            </text:list-item>
          </text:list>
        </text:list-item>
        <text:list-item>
          <text:p text:style-name="P5">exit</text:p>
          <text:list>
            <text:list-item>
              <text:p text:style-name="P6">type quit in command line</text:p>
            </text:list-item>
            <text:list-item>
              <text:p text:style-name="P5"><text:span text:style-name="T2">quits the simulator after prompting the user to confirm</text:span></text:p>
            </text:list-item>
            <text:list-item>
              <text:p text:style-name="P6">&gt;quit: “Are you sure you want to quit?”&gt;Yes</text:p>
            </text:list-item>
            <text:list-item>
              <text:p text:style-name="P6">errors:</text:p>
            </text:list-item>
          </text:list>
        </text:list-item>
        <text:list-item>
          <text:p text:style-name="P5">help</text:p>
          <text:list>
            <text:list-item>
              <text:p text:style-name="P6">type help in command line</text:p>
            </text:list-item>
            <text:list-item>
              <text:p text:style-name="P5"><text:span text:style-name="T2">gives the user suggestion for commands</text:span></text:p>
            </text:list-item>
            <text:list-item>
              <text:p text:style-name="P6">&gt;help: "This is a simulation of an Operating System.</text:p>
            </text:list-item>
            <text:list-item>
              <text:p text:style-name="P6">Errors:</text:p>
            </text:list-item>
          </text:list>
        </text:list-item>
      </text:list>
      <text:p text:style-name="P1"/>
      <text:p text:style-name="P1">Summary of Error Messages</text:p>
      <text:list xml:id="list5819029377611194660" text:style-name="L2">
        <text:list-item>
          <text:p text:style-name="P3"/>
        </text:list-item>
      </text:list>
      <text:p text:style-name="P1"/>
      <text:p text:style-name="P1">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07:09:50.035431475</meta:creation-date>
    <dc:date>2015-08-31T08:16:38.018437462</dc:date>
    <meta:editing-duration>PT1H4M5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9" meta:word-count="169" meta:character-count="876" meta:non-whitespace-character-count="771"/>
  </office:meta>
</office:document-meta>
</file>